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348336906" calcext:value-type="float">
            <text:p>99,63</text:p>
          </table:table-cell>
          <table:table-cell table:style-name="ce3" table:formula="of:=100 - SUM([.A2:.B2])" office:value-type="float" office:value="0.365166309399996" calcext:value-type="float">
            <text:p>0,37</text:p>
          </table:table-cell>
          <table:table-cell office:value-type="float" office:value="8388" calcext:value-type="float">
            <text:p>8388</text:p>
          </table:table-cell>
          <table:table-cell table:style-name="ce4" table:formula="of:=[.E18]+[.H18]" office:value-type="float" office:value="12551" calcext:value-type="float">
            <text:p>12551</text:p>
          </table:table-cell>
          <table:table-cell table:formula="of:=12597-[.E2]" office:value-type="float" office:value="46" calcext:value-type="float">
            <text:p>46</text:p>
          </table:table-cell>
          <table:table-cell office:value-type="float" office:value="140.70446682" calcext:value-type="float">
            <text:p>140,70446682</text:p>
          </table:table-cell>
          <table:table-cell office:value-type="float" office:value="15.3879590034" calcext:value-type="float">
            <text:p>15,387959003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904024768" calcext:value-type="float">
            <text:p>99,69</text:p>
          </table:table-cell>
          <table:table-cell table:style-name="ce3" table:formula="of:=100 - SUM([.A3:.B3])" office:value-type="float" office:value="0.309597523199997" calcext:value-type="float">
            <text:p>0,31</text:p>
          </table:table-cell>
          <table:table-cell office:value-type="float" office:value="8315" calcext:value-type="float">
            <text:p>8315</text:p>
          </table:table-cell>
          <table:table-cell table:style-name="ce4" table:formula="of:=[.E19]+[.H19]" office:value-type="float" office:value="12558" calcext:value-type="float">
            <text:p>12558</text:p>
          </table:table-cell>
          <table:table-cell table:formula="of:=12597-[.E3]" office:value-type="float" office:value="39" calcext:value-type="float">
            <text:p>39</text:p>
          </table:table-cell>
          <table:table-cell office:value-type="float" office:value="159.298645973" calcext:value-type="float">
            <text:p>159,298645973</text:p>
          </table:table-cell>
          <table:table-cell office:value-type="float" office:value="15.2157988548" calcext:value-type="float">
            <text:p>15,215798854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8253552433" calcext:value-type="float">
            <text:p>99,83</text:p>
          </table:table-cell>
          <table:table-cell table:style-name="ce3" table:formula="of:=100 - SUM([.A4:.B4])" office:value-type="float" office:value="0.174644756700005" calcext:value-type="float">
            <text:p>0,17</text:p>
          </table:table-cell>
          <table:table-cell office:value-type="float" office:value="8322" calcext:value-type="float">
            <text:p>8322</text:p>
          </table:table-cell>
          <table:table-cell table:style-name="ce4" table:formula="of:=[.E20]+[.H20]" office:value-type="float" office:value="12575" calcext:value-type="float">
            <text:p>12575</text:p>
          </table:table-cell>
          <table:table-cell table:formula="of:=12597-[.E4]" office:value-type="float" office:value="22" calcext:value-type="float">
            <text:p>22</text:p>
          </table:table-cell>
          <table:table-cell office:value-type="float" office:value="177.380090952" calcext:value-type="float">
            <text:p>177,380090952</text:p>
          </table:table-cell>
          <table:table-cell office:value-type="float" office:value="15.1740162373" calcext:value-type="float">
            <text:p>15,174016237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904024768" calcext:value-type="float">
            <text:p>99,69</text:p>
          </table:table-cell>
          <table:table-cell table:style-name="ce3" table:formula="of:=100 - SUM([.A5:.B5])" office:value-type="float" office:value="0.309597523199997" calcext:value-type="float">
            <text:p>0,31</text:p>
          </table:table-cell>
          <table:table-cell office:value-type="float" office:value="8278" calcext:value-type="float">
            <text:p>8278</text:p>
          </table:table-cell>
          <table:table-cell table:style-name="ce4" table:formula="of:=[.E21]+[.H21]"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188.85140419" calcext:value-type="float">
            <text:p>188,85140419</text:p>
          </table:table-cell>
          <table:table-cell office:value-type="float" office:value="15.0577440262" calcext:value-type="float">
            <text:p>15,057744026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8015400492" calcext:value-type="float">
            <text:p>99,80</text:p>
          </table:table-cell>
          <table:table-cell table:style-name="ce3" table:formula="of:=100 - SUM([.A6:.B6])" office:value-type="float" office:value="0.1984599508" calcext:value-type="float">
            <text:p>0,20</text:p>
          </table:table-cell>
          <table:table-cell office:value-type="float" office:value="8296" calcext:value-type="float">
            <text:p>8296</text:p>
          </table:table-cell>
          <table:table-cell table:style-name="ce4" table:formula="of:=[.E22]+[.H22]" office:value-type="float" office:value="12572" calcext:value-type="float">
            <text:p>12572</text:p>
          </table:table-cell>
          <table:table-cell table:formula="of:=12597-[.E6]" office:value-type="float" office:value="25" calcext:value-type="float">
            <text:p>25</text:p>
          </table:table-cell>
          <table:table-cell office:value-type="float" office:value="129.631857157" calcext:value-type="float">
            <text:p>129,631857157</text:p>
          </table:table-cell>
          <table:table-cell office:value-type="float" office:value="15.0818009377" calcext:value-type="float">
            <text:p>15,081800937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7:.B7])" office:value-type="float" office:value="0.293720727199997" calcext:value-type="float">
            <text:p>0,29</text:p>
          </table:table-cell>
          <table:table-cell office:value-type="float" office:value="8483" calcext:value-type="float">
            <text:p>8483</text:p>
          </table:table-cell>
          <table:table-cell table:style-name="ce4" table:formula="of:=[.E23]+[.H23]" office:value-type="float" office:value="12560" calcext:value-type="float">
            <text:p>12560</text:p>
          </table:table-cell>
          <table:table-cell table:formula="of:=12597-[.E7]" office:value-type="float" office:value="37" calcext:value-type="float">
            <text:p>37</text:p>
          </table:table-cell>
          <table:table-cell office:value-type="float" office:value="162.060842991" calcext:value-type="float">
            <text:p>162,060842991</text:p>
          </table:table-cell>
          <table:table-cell office:value-type="float" office:value="15.3994660378" calcext:value-type="float">
            <text:p>15,399466037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586488847" calcext:value-type="float">
            <text:p>99,66</text:p>
          </table:table-cell>
          <table:table-cell table:style-name="ce3" table:formula="of:=100 - SUM([.A8:.B8])" office:value-type="float" office:value="0.3413511153" calcext:value-type="float">
            <text:p>0,34</text:p>
          </table:table-cell>
          <table:table-cell office:value-type="float" office:value="8406" calcext:value-type="float">
            <text:p>8406</text:p>
          </table:table-cell>
          <table:table-cell table:style-name="ce4" table:formula="of:=[.E24]+[.H24]" office:value-type="float" office:value="12554" calcext:value-type="float">
            <text:p>12554</text:p>
          </table:table-cell>
          <table:table-cell table:formula="of:=12597-[.E8]" office:value-type="float" office:value="43" calcext:value-type="float">
            <text:p>43</text:p>
          </table:table-cell>
          <table:table-cell office:value-type="float" office:value="166.092473984" calcext:value-type="float">
            <text:p>166,092473984</text:p>
          </table:table-cell>
          <table:table-cell office:value-type="float" office:value="15.2959771156" calcext:value-type="float">
            <text:p>15,295977115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7380536593" calcext:value-type="float">
            <text:p>99,74</text:p>
          </table:table-cell>
          <table:table-cell table:style-name="ce3" table:formula="of:=100 - SUM([.A9:.B9])" office:value-type="float" office:value="0.261946340700007" calcext:value-type="float">
            <text:p>0,26</text:p>
          </table:table-cell>
          <table:table-cell office:value-type="float" office:value="8353" calcext:value-type="float">
            <text:p>8353</text:p>
          </table:table-cell>
          <table:table-cell table:style-name="ce4" table:formula="of:=[.E25]+[.H25]" office:value-type="float" office:value="12564" calcext:value-type="float">
            <text:p>12564</text:p>
          </table:table-cell>
          <table:table-cell table:formula="of:=12597-[.E9]" office:value-type="float" office:value="33" calcext:value-type="float">
            <text:p>33</text:p>
          </table:table-cell>
          <table:table-cell office:value-type="float" office:value="206.665518999" calcext:value-type="float">
            <text:p>206,665518999</text:p>
          </table:table-cell>
          <table:table-cell office:value-type="float" office:value="15.3338758945" calcext:value-type="float">
            <text:p>15,333875894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666137482" calcext:value-type="float">
            <text:p>99,67</text:p>
          </table:table-cell>
          <table:table-cell table:style-name="ce3" table:formula="of:=100 - SUM([.A10:.B10])" office:value-type="float" office:value="0.333386251799993" calcext:value-type="float">
            <text:p>0,33</text:p>
          </table:table-cell>
          <table:table-cell office:value-type="float" office:value="8352" calcext:value-type="float">
            <text:p>8352</text:p>
          </table:table-cell>
          <table:table-cell table:style-name="ce4" table:formula="of:=[.E26]+[.H26]" office:value-type="float" office:value="12555" calcext:value-type="float">
            <text:p>12555</text:p>
          </table:table-cell>
          <table:table-cell table:formula="of:=12597-[.E10]" office:value-type="float" office:value="42" calcext:value-type="float">
            <text:p>42</text:p>
          </table:table-cell>
          <table:table-cell office:value-type="float" office:value="139.164824009" calcext:value-type="float">
            <text:p>139,164824009</text:p>
          </table:table-cell>
          <table:table-cell office:value-type="float" office:value="15.3472337723" calcext:value-type="float">
            <text:p>15,347233772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603111605" calcext:value-type="float">
            <text:p>99,60</text:p>
          </table:table-cell>
          <table:table-cell table:style-name="ce3" table:formula="of:=100 - SUM([.A11:.B11])" office:value-type="float" office:value="0.396888395000005" calcext:value-type="float">
            <text:p>0,40</text:p>
          </table:table-cell>
          <table:table-cell office:value-type="float" office:value="8257" calcext:value-type="float">
            <text:p>8257</text:p>
          </table:table-cell>
          <table:table-cell table:style-name="ce4" table:formula="of:=[.E27]+[.H27]" office:value-type="float" office:value="12547" calcext:value-type="float">
            <text:p>12547</text:p>
          </table:table-cell>
          <table:table-cell table:formula="of:=12597-[.E11]" office:value-type="float" office:value="50" calcext:value-type="float">
            <text:p>50</text:p>
          </table:table-cell>
          <table:table-cell office:value-type="float" office:value="284.809338093" calcext:value-type="float">
            <text:p>284,809338093</text:p>
          </table:table-cell>
          <table:table-cell office:value-type="float" office:value="15.1390142441" calcext:value-type="float">
            <text:p>15,139014244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152411067" calcext:value-type="float">
            <text:p>99,7015241107</text:p>
          </table:table-cell>
          <table:table-cell table:formula="of:=AVERAGE([.C2:.C11])" office:value-type="float" office:value="0.29847588933" calcext:value-type="float">
            <text:p>0,2984758893</text:p>
          </table:table-cell>
          <table:table-cell table:formula="of:=SUM([.D2:.D11])/10" office:value-type="float" office:value="8345" calcext:value-type="float">
            <text:p>8345</text:p>
          </table:table-cell>
          <table:table-cell table:formula="of:=AVERAGE([.E2:.E11])" office:value-type="float" office:value="12559.4" calcext:value-type="float">
            <text:p>12559,4</text:p>
          </table:table-cell>
          <table:table-cell table:formula="of:=AVERAGE([.F2:.F11])" office:value-type="float" office:value="37.6" calcext:value-type="float">
            <text:p>37,6</text:p>
          </table:table-cell>
          <table:table-cell table:formula="of:=SUM([.G2:.G11])/10" office:value-type="float" office:value="175.4659463168" calcext:value-type="float">
            <text:p>175,4659463168</text:p>
          </table:table-cell>
          <table:table-cell table:formula="of:=SUM([.H2:.H11])/10" office:value-type="float" office:value="15.24328861237" calcext:value-type="float">
            <text:p>15,243288612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245931571009" calcext:value-type="float">
            <text:p>0,6624593157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9" calcext:value-type="float">
            <text:p>5843,9</text:p>
          </table:table-cell>
          <table:table-cell table:formula="of:=AVERAGE([.G18:.G27])" office:value-type="float" office:value="18.8" calcext:value-type="float">
            <text:p>18,8</text:p>
          </table:table-cell>
          <table:table-cell/>
          <table:table-cell office:value-type="float" office:value="5838" calcext:value-type="float">
            <text:p>583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12597-SUM([.E18:.G18])" office:value-type="float" office:value="6713" calcext:value-type="float">
            <text:p>671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8" calcext:value-type="float">
            <text:p>18,8</text:p>
          </table:table-cell>
          <table:table-cell table:formula="of:=AVERAGE([.H18:.H27])" office:value-type="float" office:value="6715.5" calcext:value-type="float">
            <text:p>6715,5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2597-SUM([.E19:.G19])" office:value-type="float" office:value="6734" calcext:value-type="float">
            <text:p>673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12597-SUM([.E20:.G20])" office:value-type="float" office:value="6712" calcext:value-type="float">
            <text:p>671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9" calcext:value-type="float">
            <text:p>5843,9</text:p>
          </table:table-cell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2597-SUM([.E21:.G21])" office:value-type="float" office:value="6648" calcext:value-type="float">
            <text:p>66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8" calcext:value-type="float">
            <text:p>18,8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12597-SUM([.E22:.G22])" office:value-type="float" office:value="6682" calcext:value-type="float">
            <text:p>668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8" calcext:value-type="float">
            <text:p>18,8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827" calcext:value-type="float">
            <text:p>682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5" calcext:value-type="float">
            <text:p>6715,5</text:p>
          </table:table-cell>
          <table:table-cell table:number-columns-repeated="2"/>
          <table:table-cell office:value-type="float" office:value="5785" calcext:value-type="float">
            <text:p>578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12597-SUM([.E24:.G24])" office:value-type="float" office:value="6769" calcext:value-type="float">
            <text:p>67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12597-SUM([.E25:.G25])" office:value-type="float" office:value="6729" calcext:value-type="float">
            <text:p>672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26:.G26])" office:value-type="float" office:value="6656" calcext:value-type="float">
            <text:p>665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2" calcext:value-type="float">
            <text:p>586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formula="of:=12597-SUM([.E27:.G27])" office:value-type="float" office:value="6685" calcext:value-type="float">
            <text:p>668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1516234024" calcext:value-type="float">
            <text:p>0,9970151623</text:p>
          </table:table-cell>
          <table:table-cell table:number-columns-repeated="2"/>
          <table:table-cell table:formula="of:=SUM([.E18:.E27])/10" office:value-type="float" office:value="5843.9" calcext:value-type="float">
            <text:p>5843,9</text:p>
          </table:table-cell>
          <table:table-cell table:formula="of:=SUM([.F18:.F27])/10" office:value-type="float" office:value="18.8" calcext:value-type="float">
            <text:p>18,8</text:p>
          </table:table-cell>
          <table:table-cell table:formula="of:=SUM([.G18:.G27])/10" office:value-type="float" office:value="18.8" calcext:value-type="float">
            <text:p>18,8</text:p>
          </table:table-cell>
          <table:table-cell table:formula="of:=SUM([.H18:.H27])/10" office:value-type="float" office:value="6715.5" calcext:value-type="float">
            <text:p>6715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8483765976026" calcext:value-type="float">
            <text:p>0,0029848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93286369761" calcext:value-type="float">
            <text:p>0,99679328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08321577595" calcext:value-type="float">
            <text:p>0,99720832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17:29.142740248</meta:creation-date>
    <dc:date>2018-01-18T16:19:27.620006234</dc:date>
    <meta:editing-duration>PT1M59S</meta:editing-duration>
    <meta:editing-cycles>2</meta:editing-cycles>
    <meta:generator>LibreOffice/5.1.6.2$Linux_X86_64 LibreOffice_project/10m0$Build-2</meta:generator>
    <meta:document-statistic meta:table-count="1" meta:cell-count="177" meta:object-count="0"/>
  </office:meta>
</office:document-meta>
</file>